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898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2.893cm"/>
    </style:style>
    <style:style style:name="Tableau1.B" style:family="table-column">
      <style:table-column-properties style:column-width="5.997cm"/>
    </style:style>
    <style:style style:name="Tableau1.C" style:family="table-column">
      <style:table-column-properties style:column-width="5.009cm"/>
    </style:style>
    <style:style style:name="Tableau1.D" style:family="table-column">
      <style:table-column-properties style:column-width="2.999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.D1" style:family="table-cell">
      <style:table-cell-properties style:vertical-align="" fo:background-color="#cccccc" fo:padding="0.097cm" fo:border="0.05pt solid #000000" style:writing-mode="lr-tb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326b4d" officeooo:paragraph-rsid="001c9bde"/>
    </style:style>
    <style:style style:name="P2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326b4d" officeooo:paragraph-rsid="00326b4d"/>
    </style:style>
    <style:style style:name="P3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officeooo:paragraph-rsid="001c9bde"/>
    </style:style>
    <style:style style:name="P7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Heading">
      <style:text-properties style:font-name="Liberation Serif" fo:font-weight="bold" officeooo:rsid="00326b4d" officeooo:paragraph-rsid="00326b4d" style:font-size-asian="10.5pt" style:font-weight-asian="bold" style:font-weight-complex="bold"/>
    </style:style>
    <style:style style:name="P12" style:family="paragraph" style:parent-style-name="Table_20_Heading">
      <style:text-properties style:font-name="Liberation Serif" fo:font-weight="bold" officeooo:rsid="00319569" officeooo:paragraph-rsid="00319569" style:font-size-asian="10.5pt" style:font-weight-asian="bold" style:font-weight-complex="bold"/>
    </style:style>
    <style:style style:name="P13" style:family="paragraph" style:parent-style-name="Table_20_Heading">
      <style:text-properties style:font-name="Liberation Serif" fo:font-weight="bold" officeooo:rsid="0036329b" officeooo:paragraph-rsid="0036329b" style:font-size-asian="10.5pt" style:font-weight-asian="bold" style:font-weight-complex="bold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Heading">
      <style:paragraph-properties fo:text-align="end" style:justify-single-word="false"/>
      <style:text-properties officeooo:paragraph-rsid="00290ab7"/>
    </style:style>
    <style:style style:name="P16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326b4d"/>
    </style:style>
    <style:style style:name="T2" style:family="text">
      <style:text-properties officeooo:rsid="00348095"/>
    </style:style>
    <style:style style:name="T3" style:family="text">
      <style:text-properties officeooo:rsid="003632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tatement in objects"&gt;</text:placeholder></text:p>
      <text:p text:style-name="P7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1">Bordereau de remise de ch<text:span text:style-name="T3">è</text:span>que (Brouillon)</text:p>
      <text:p text:style-name="Standard"><text:placeholder text:placeholder-type="text">&lt;/when&gt;</text:placeholder></text:p>
      <text:p text:style-name="P6"><text:placeholder text:placeholder-type="text">&lt;when test="statement.state == 'canceled'"&gt;</text:placeholder></text:p>
      <text:p text:style-name="P2">Bordereau de remise de ch<text:span text:style-name="T3">è</text:span>que (Annul<text:span text:style-name="T3">é</text:span>)</text:p>
      <text:p text:style-name="P6"><text:placeholder text:placeholder-type="text">&lt;/when&gt;</text:placeholder></text:p>
      <text:p text:style-name="P6"><text:placeholder text:placeholder-type="text">&lt;otherwise&gt;</text:placeholder></text:p>
      <text:p text:style-name="P2">Bordereau de remise de ch<text:span text:style-name="T3">è</text:span>que</text:p>
      <text:p text:style-name="P3"><text:placeholder text:placeholder-type="text">&lt;/otherwise&gt;</text:placeholder></text:p>
      <text:p text:style-name="P3"><text:placeholder text:placeholder-type="text">&lt;/choose&gt;</text:placeholder></text:p>
      <text:p text:style-name="P4">Date: <text:placeholder text:placeholder-type="text">&lt;formatLang(statement.date, user.language)&gt;</text:placeholder></text:p>
      <text:p text:style-name="P4"><text:span text:style-name="T1">Compte</text:span>: <text:placeholder text:placeholder-type="text">&lt;statement.journal.journal.rec_name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11">Ch<text:span text:style-name="T3">è</text:span>que</text:p>
            </table:table-cell>
            <table:table-cell table:style-name="Tableau1.A1" office:value-type="string">
              <text:p text:style-name="P11">Personne</text:p>
            </table:table-cell>
            <table:table-cell table:style-name="Tableau1.A1" office:value-type="string">
              <text:p text:style-name="P12">Ban<text:span text:style-name="T2">que</text:span></text:p>
            </table:table-cell>
            <table:table-cell table:style-name="Tableau1.D1" office:value-type="string">
              <text:p text:style-name="P13">Montant</text:p>
            </table:table-cell>
          </table:table-row>
        </table:table-header-rows>
        <table:table-row>
          <table:table-cell table:style-name="Tableau1.A2" table:number-columns-spanned="4" office:value-type="string">
            <text:p text:style-name="P8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9"><text:placeholder text:placeholder-type="text">&lt;line.number&gt;</text:placeholder></text:p>
          </table:table-cell>
          <table:table-cell table:style-name="Tableau1.B3" office:value-type="string">
            <text:p text:style-name="P8"><text:placeholder text:placeholder-type="text">&lt;line.party.rec_name&gt;</text:placeholder></text:p>
          </table:table-cell>
          <table:table-cell table:style-name="Tableau1.C3" office:value-type="string">
            <text:p text:style-name="P8"><text:placeholder text:placeholder-type="text">&lt;if test="(line.bank != None)"&gt;</text:placeholder></text:p>
            <text:p text:style-name="P8"><text:placeholder text:placeholder-type="text">&lt;line.bank.rec_name&gt;</text:placeholder></text:p>
            <text:p text:style-name="P8"><text:placeholder text:placeholder-type="text">&lt;/if&gt;</text:placeholder></text:p>
          </table:table-cell>
          <table:table-cell table:style-name="Tableau1.D3" office:value-type="string">
            <text:p text:style-name="P10"><text:placeholder text:placeholder-type="text">&lt;formatLang(line.amount, user.language, currency=statement.journal.currency) &gt;</text:placeholder></text:p>
          </table:table-cell>
        </table:table-row>
        <table:table-row>
          <table:table-cell table:style-name="Tableau1.A4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15"># <text:placeholder text:placeholder-type="text">&lt;formatLang(len(list(statement.grouped_lines)), user.language, digits=0)&gt;</text:placeholder></text:p>
          </table:table-cell>
          <table:table-cell table:style-name="Tableau1.B5" table:number-columns-spanned="2" office:value-type="string">
            <text:p text:style-name="P16">Total</text:p>
          </table:table-cell>
          <table:covered-table-cell/>
          <table:table-cell table:style-name="Tableau1.D5" office:value-type="string">
            <text:p text:style-name="P14"><text:placeholder text:placeholder-type="text">&lt;formatLang(sum(l.amount for l in statement.lines), user.language, currency=statement.journal.currency)&gt;</text:placeholder></text:p>
          </table:table-cell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2.6.3$Linux_X86_64 LibreOffice_project/420m0$Build-3</meta:generator>
    <meta:editing-duration>P0D</meta:editing-duration>
    <meta:editing-cycles>1</meta:editing-cycles>
    <meta:document-statistic meta:table-count="1" meta:image-count="0" meta:object-count="0" meta:page-count="2" meta:paragraph-count="30" meta:word-count="76" meta:character-count="808" meta:non-whitespace-character-count="762"/>
  </office:meta>
</office:document-meta>
</file>